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3a1" officeooo:paragraph-rsid="000243a1"/>
    </style:style>
    <style:style style:name="P2" style:family="paragraph" style:parent-style-name="Standard">
      <style:paragraph-properties style:line-height-at-least="0.503cm"/>
      <style:text-properties fo:color="#f6f6f4" loext:opacity="100%" style:font-name="Droid Sans Mono" fo:font-size="10.5pt" fo:font-weight="normal" fo:background-color="#282a36"/>
    </style:style>
    <style:style style:name="P3" style:family="paragraph" style:parent-style-name="Standard">
      <style:text-properties fo:color="#f6f6f4" loext:opacity="100%" style:font-name="Droid Sans Mono" fo:font-size="10.5pt" fo:font-weight="normal" officeooo:rsid="000243a1" officeooo:paragraph-rsid="000243a1" fo:background-color="#282a36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f286c4" loext:opacity="100%"/>
    </style:style>
    <style:style style:name="T2" style:family="text">
      <style:text-properties fo:color="#f286c4" loext:opacity="100%" fo:font-weight="bold"/>
    </style:style>
    <style:style style:name="T3" style:family="text">
      <style:text-properties fo:color="#97e1f1" loext:opacity="100%"/>
    </style:style>
    <style:style style:name="T4" style:family="text">
      <style:text-properties fo:color="#97e1f1" loext:opacity="100%" fo:font-style="italic"/>
    </style:style>
    <style:style style:name="T5" style:family="text">
      <style:text-properties fo:color="#bf9eee" loext:opacity="100%"/>
    </style:style>
    <style:style style:name="T6" style:family="text">
      <style:text-properties fo:color="#7b7f8b" loext:opacity="100%"/>
    </style:style>
    <style:style style:name="T7" style:family="text">
      <style:text-properties fo:color="#dee492" loext:opacity="100%"/>
    </style:style>
    <style:style style:name="T8" style:family="text">
      <style:text-properties fo:color="#e7ee98" loext:opacity="100%"/>
    </style:style>
    <style:style style:name="T9" style:family="text">
      <style:text-properties fo:color="#62e884" loext:opacity="100%"/>
    </style:style>
    <style:style style:name="T10" style:family="text">
      <style:text-properties fo:color="#ffb86c" loext:opacity="100%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derecoValidators</text:p>
      <text:p text:style-name="P1"/>
      <text:p text:style-name="P1">codigo Spring</text:p>
      <text:p text:style-name="P1"/>
      <text:p text:style-name="P3"><text:span text:style-name="T1">import</text:span> java.lang.annotation.<text:span text:style-name="T1">Target</text:span>;</text:p>
      <text:p text:style-name="P2"><text:span text:style-name="T1">import</text:span> java.lang.annotation.<text:span text:style-name="T1">Retention</text:span>;</text:p>
      <text:p text:style-name="P2"><text:span text:style-name="T1">import</text:span> java.lang.annotation.<text:span text:style-name="T1">Documented</text:span>;</text:p>
      <text:p text:style-name="P2"><text:span text:style-name="T1">import</text:span> java.lang.annotation.<text:span text:style-name="T4">ElementType</text:span>;</text:p>
      <text:p text:style-name="P2"><text:span text:style-name="T1">import</text:span> java.lang.annotation.<text:span text:style-name="T4">RetentionPolicy</text:span>;</text:p>
      <text:p text:style-name="P4"/>
      <text:p text:style-name="P2"><text:span text:style-name="T1">import</text:span> jakarta.validation.<text:span text:style-name="T4">Payload</text:span>;</text:p>
      <text:p text:style-name="P2"><text:span text:style-name="T1">import</text:span> jakarta.validation.<text:span text:style-name="T1">Constraint</text:span>;</text:p>
      <text:p text:style-name="P4"/>
      <text:p text:style-name="P2">@<text:span text:style-name="T1">Documented</text:span></text:p>
      <text:p text:style-name="P2">@<text:span text:style-name="T1">Constraint</text:span>(<text:span text:style-name="T5">validatedBy</text:span> <text:span text:style-name="T1">=</text:span> <text:span text:style-name="T3">UniqueEnderecoValidator</text:span>.class)</text:p>
      <text:p text:style-name="P2">@<text:span text:style-name="T1">Target</text:span>({<text:span text:style-name="T4">ElementType</text:span>.TYPE}) <text:span text:style-name="T6">// lementType.TYPE Aplica-se à classe DTO, não a um campo específico</text:span></text:p>
      <text:p text:style-name="P2">@<text:span text:style-name="T1">Retention</text:span>(<text:span text:style-name="T4">RetentionPolicy</text:span>.RUNTIME)</text:p>
      <text:p text:style-name="P2"><text:span text:style-name="T1">public</text:span> @<text:span text:style-name="T1">interface</text:span> <text:span text:style-name="T1">UniqueEndereco</text:span> {</text:p>
      <text:p text:style-name="P4"/>
      <text:p text:style-name="P2"><text:span text:style-name="T3">String</text:span> <text:span text:style-name="T5">message</text:span>() <text:span text:style-name="T1">default</text:span> <text:span text:style-name="T7">"</text:span><text:span text:style-name="T8">Este Endereço Já existe!</text:span><text:span text:style-name="T7">"</text:span>;</text:p>
      <text:p text:style-name="P2"><text:span text:style-name="T3">Class</text:span><text:span text:style-name="T1">&lt;?&gt;</text:span>[] <text:span text:style-name="T5">groups</text:span>() <text:span text:style-name="T1">default</text:span> {};</text:p>
      <text:p text:style-name="P2"><text:span text:style-name="T3">Class</text:span><text:span text:style-name="T1">&lt;?</text:span> extends <text:span text:style-name="T4">Payload</text:span><text:span text:style-name="T1">&gt;</text:span>[] <text:span text:style-name="T5">payload</text:span>() <text:span text:style-name="T1">default</text:span> {}; </text:p>
      <text:p text:style-name="P2">}</text:p>
      <text:p text:style-name="P1"/>
      <text:p text:style-name="P3"><text:span text:style-name="T1">import</text:span> org.springframework.stereotype.<text:span text:style-name="T1">Component</text:span>;</text:p>
      <text:p text:style-name="P4"/>
      <text:p text:style-name="P2"><text:span text:style-name="T1">import</text:span> com.rossatti.spring_pjc_2025.cidade.entities.<text:span text:style-name="T3">Cidade</text:span>;</text:p>
      <text:p text:style-name="P2"><text:span text:style-name="T1">import</text:span> com.rossatti.spring_pjc_2025.cidade.repositories.<text:span text:style-name="T4">CidadeRepository</text:span>;</text:p>
      <text:p text:style-name="P2"><text:span text:style-name="T1">import</text:span> com.rossatti.spring_pjc_2025.cidade.exceptions.<text:span text:style-name="T3">CidadeNotFoundException</text:span>;</text:p>
      <text:p text:style-name="P4"/>
      <text:p text:style-name="P2"><text:span text:style-name="T1">import</text:span> com.rossatti.spring_pjc_2025.endereco.dtos.request.<text:span text:style-name="T3">EnderecoRequest</text:span>;</text:p>
      <text:p text:style-name="P2"><text:span text:style-name="T1">import</text:span> com.rossatti.spring_pjc_2025.endereco.repositories.<text:span text:style-name="T4">EnderecoRepository</text:span>;</text:p>
      <text:p text:style-name="P4"/>
      <text:p text:style-name="P2"><text:span text:style-name="T1">import</text:span> jakarta.validation.<text:span text:style-name="T4">ConstraintValidator</text:span>;</text:p>
      <text:p text:style-name="P2"><text:span text:style-name="T1">import</text:span> jakarta.validation.<text:span text:style-name="T4">ConstraintValidatorContext</text:span>;</text:p>
      <text:p text:style-name="P4"/>
      <text:p text:style-name="P2"><text:span text:style-name="T1">import</text:span> lombok.<text:span text:style-name="T1">RequiredArgsConstructor</text:span>;</text:p>
      <text:p text:style-name="P4"/>
      <text:p text:style-name="P2">@<text:span text:style-name="T1">Component</text:span></text:p>
      <text:p text:style-name="P2">@<text:span text:style-name="T1">RequiredArgsConstructor</text:span></text:p>
      <text:p text:style-name="P2"><text:span text:style-name="T1">public</text:span> <text:span text:style-name="T1">class</text:span> <text:span text:style-name="T3">UniqueEnderecoValidator</text:span> <text:span text:style-name="T1">implements</text:span> <text:span text:style-name="T4">ConstraintValidator</text:span>&lt;<text:span text:style-name="T1">UniqueEndereco</text:span>,<text:span text:style-name="T3">EnderecoRequest</text:span>&gt; {</text:p>
      <text:p text:style-name="P4"/>
      <text:p text:style-name="P2"><text:span text:style-name="T1">private</text:span> <text:span text:style-name="T1">final</text:span> <text:span text:style-name="T4">CidadeRepository</text:span> <text:span text:style-name="T5">cidadeRepository</text:span>;</text:p>
      <text:p text:style-name="P2"><text:span text:style-name="T1">private</text:span> <text:span text:style-name="T1">final</text:span> <text:span text:style-name="T4">EnderecoRepository</text:span> <text:span text:style-name="T5">repository</text:span>;</text:p>
      <text:p text:style-name="P2">@<text:span text:style-name="T1">Override</text:span></text:p>
      <text:p text:style-name="P2"><text:span text:style-name="T1">public</text:span> <text:span text:style-name="T4">void</text:span> <text:span text:style-name="T9">initialize</text:span>(<text:span text:style-name="T1">UniqueEndereco</text:span> <text:span text:style-name="T10">constraintAnnotation</text:span>) {</text:p>
      <text:p text:style-name="P2">} </text:p>
      <text:p text:style-name="P4"/>
      <text:p text:style-name="P2">@<text:span text:style-name="T1">Override</text:span></text:p>
      <text:p text:style-name="P2"><text:soft-page-break/><text:span text:style-name="T1">public</text:span> <text:span text:style-name="T4">boolean</text:span> <text:span text:style-name="T9">isValid</text:span>(<text:span text:style-name="T3">EnderecoRequest</text:span> <text:span text:style-name="T10">request</text:span>,<text:span text:style-name="T4">ConstraintValidatorContext</text:span> <text:span text:style-name="T10">context</text:span>){</text:p>
      <text:p text:style-name="P4"/>
      <text:p text:style-name="P2"><text:span text:style-name="T1">if</text:span>(<text:span text:style-name="T10">request</text:span> <text:span text:style-name="T1">==</text:span> <text:span text:style-name="T5">null</text:span>){</text:p>
      <text:p text:style-name="P2"><text:span text:style-name="T1">return</text:span> <text:span text:style-name="T5">true</text:span>;</text:p>
      <text:p text:style-name="P2">}</text:p>
      <text:p text:style-name="P4"/>
      <text:p text:style-name="P2"><text:span text:style-name="T1">if</text:span> (<text:span text:style-name="T1">!</text:span><text:span text:style-name="T5">cidadeRepository</text:span>.<text:span text:style-name="T9">existsById</text:span>(<text:span text:style-name="T10">request</text:span>.<text:span text:style-name="T9">getCidadeId</text:span>())) {</text:p>
      <text:p text:style-name="P2"><text:span text:style-name="T1">return</text:span> <text:span text:style-name="T5">true</text:span>; </text:p>
      <text:p text:style-name="P2">}</text:p>
      <text:p text:style-name="P4"/>
      <text:p text:style-name="P2"><text:span text:style-name="T3">Cidade</text:span> cidade <text:span text:style-name="T1">=</text:span> <text:span text:style-name="T5">cidadeRepository</text:span>.<text:span text:style-name="T9">findById</text:span>(<text:span text:style-name="T10">request</text:span>.<text:span text:style-name="T9">getCidadeId</text:span>())</text:p>
      <text:p text:style-name="P2">.<text:span text:style-name="T9">orElseThrow</text:span>(<text:span text:style-name="T3">CidadeNotFoundException</text:span><text:span text:style-name="T1">::</text:span><text:span text:style-name="T2">new</text:span>);</text:p>
      <text:p text:style-name="P4"/>
      <text:p text:style-name="P2"><text:span text:style-name="T1">return</text:span> <text:span text:style-name="T1">!</text:span><text:span text:style-name="T5">repository</text:span>.<text:span text:style-name="T9">existsByLogradouroAndNumeroAndBairroAndCidade</text:span>(</text:p>
      <text:p text:style-name="P2"><text:span text:style-name="T10">request</text:span>.<text:span text:style-name="T9">getLogradouro</text:span>(),</text:p>
      <text:p text:style-name="P2"><text:span text:style-name="T10">request</text:span>.<text:span text:style-name="T9">getNumero</text:span>(),</text:p>
      <text:p text:style-name="P2"><text:span text:style-name="T10">request</text:span>.<text:span text:style-name="T9">getBairro</text:span>(),</text:p>
      <text:p text:style-name="P2">cidade);</text:p>
      <text:p text:style-name="P2">}</text:p>
      <text:p text:style-name="P2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7:16:24.591504508</meta:creation-date>
    <dc:date>2025-04-08T17:17:48.226477460</dc:date>
    <meta:editing-duration>PT1M24S</meta:editing-duration>
    <meta:editing-cycles>1</meta:editing-cycles>
    <meta:document-statistic meta:table-count="0" meta:image-count="0" meta:object-count="0" meta:page-count="2" meta:paragraph-count="52" meta:word-count="128" meta:character-count="1951" meta:non-whitespace-character-count="1872"/>
    <meta:generator>LibreOffice/7.3.7.2$Linux_X86_64 LibreOffice_project/30$Build-2</meta:generator>
  </office:meta>
</office:document-meta>
</file>